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hrTransport.connectAsync( TransportRequest request , WebSocke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XhrTransport.isXhrStreaming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hrTransport.executeSendRequest( URI url , HttpHeaders headers , Text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XhrTransport.executeInfoRequest( URI infoUrl , @ Nullable HttpHeaders head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XhrTransport.connectInternal( TransportRequest request , WebSocketHandler handler , URI receiveUrl , HttpHeaders handshakeHeaders , XhrClientSockJsSession session , org . springframework . util . concurrent . SettableListen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hrTransport.setXhrStreaming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hrTransport.getTransport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